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9in"/>
    </style:style>
    <style:style style:name="co2" style:family="table-column">
      <style:table-column-properties fo:break-before="auto" style:column-width="2.404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1.5055in"/>
    </style:style>
    <style:style style:name="co5" style:family="table-column">
      <style:table-column-properties fo:break-before="auto" style:column-width="2.2984in"/>
    </style:style>
    <style:style style:name="co6" style:family="table-column">
      <style:table-column-properties fo:break-before="auto" style:column-width="1.320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6283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63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4.0866in" fo:break-before="auto" style:use-optimal-row-height="true"/>
    </style:style>
    <style:style style:name="ro5" style:family="table-row">
      <style:table-row-properties style:row-height="1.3709in" fo:break-before="auto" style:use-optimal-row-height="true"/>
    </style:style>
    <style:style style:name="ro6" style:family="table-row">
      <style:table-row-properties style:row-height="1.5398in" fo:break-before="auto" style:use-optimal-row-height="true"/>
    </style:style>
    <style:style style:name="ro7" style:family="table-row">
      <style:table-row-properties style:row-height="1.5508in" fo:break-before="auto" style:use-optimal-row-height="true"/>
    </style:style>
    <style:style style:name="ro8" style:family="table-row">
      <style:table-row-properties style:row-height="0.5398in" fo:break-before="auto" style:use-optimal-row-height="true"/>
    </style:style>
    <style:style style:name="ro9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center"/>
      <style:text-properties fo:color="#000000"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" style:family="table-cell" style:parent-style-name="Default">
      <style:table-cell-properties fo:wrap-option="wrap" fo:border="0.0008in solid #000000" style:vertical-align="middle"/>
      <style:text-properties style:font-name="Times New Roman2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009933" style:text-align-source="fix" style:repeat-content="false" fo:wrap-option="wrap" fo:border="0.0008in solid #000000" style:vertical-align="middle"/>
      <style:paragraph-properties fo:text-align="center"/>
      <style:text-properties fo:color="#ffffff" style:font-name="Times New Roman2" fo:font-size="11pt" style:font-name-asian="Times New Roman" style:font-size-asian="11pt" style:font-name-complex="Times New Roman" style:font-size-complex="11pt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2" fo:font-size="11pt" style:font-name-asian="Times New Roman" style:font-size-asian="11pt" style:font-name-complex="Times New Roman" style:font-size-complex="11pt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Times New Roman2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7" style:family="table-cell" style:parent-style-name="Default" style:data-style-name="N0">
      <style:table-cell-properties fo:background-color="#ffffff" fo:wrap-option="wrap" fo:border="0.0008in solid #000000" style:vertical-align="middle"/>
      <style:text-properties style:font-name="Times New Roman2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font-name="Times New Roman2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table:number-columns-spanned="6" table:number-rows-spanned="1">
            <text:p>INTEGRATION TEST CASE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2" office:value-type="string">
            <text:p>Screen Name</text:p>
          </table:table-cell>
          <table:table-cell table:style-name="ce6" office:value-type="string" table:number-columns-spanned="3" table:number-rows-spanned="1">
            <text:p>Trình ký Voffice</text:p>
          </table:table-cell>
          <table:covered-table-cell table:number-columns-repeated="2" table:style-name="ce5"/>
          <table:table-cell table:style-name="ce2" office:value-type="string">
            <text:p>Creater</text:p>
          </table:table-cell>
          <table:table-cell table:style-name="ce6" office:value-type="string">
            <text:p>longth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creen Code</text:p>
          </table:table-cell>
          <table:table-cell table:style-name="ce6" office:value-type="string" table:number-columns-spanned="3" table:number-rows-spanned="1">
            <text:p>Trình ký Voffice</text:p>
          </table:table-cell>
          <table:covered-table-cell table:number-columns-repeated="2" table:style-name="ce5"/>
          <table:table-cell table:style-name="ce2" office:value-type="string">
            <text:p>Create Date</text:p>
          </table:table-cell>
          <table:table-cell table:style-name="ce9" office:value-type="date" office:date-value="2020-07-15">
            <text:p>07/15/2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est requirement</text:p>
          </table:table-cell>
          <table:table-cell table:style-name="ce7" table:number-columns-spanned="3" table:number-rows-spanned="1"/>
          <table:covered-table-cell table:number-columns-repeated="2" table:style-name="ce5"/>
          <table:table-cell table:style-name="ce2" office:value-type="string">
            <text:p>Updater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2" office:value-type="string">
            <text:p>Version</text:p>
          </table:table-cell>
          <table:table-cell table:style-name="ce6" office:value-type="float" office:value="1" table:number-columns-spanned="3" table:number-rows-spanned="1">
            <text:p>1</text:p>
          </table:table-cell>
          <table:covered-table-cell table:number-columns-repeated="2" table:style-name="ce5"/>
          <table:table-cell table:style-name="ce2" office:value-type="string">
            <text:p>Update Date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2" office:value-type="string">
            <text:p>Tester</text:p>
          </table:table-cell>
          <table:table-cell table:style-name="ce6" office:value-type="string" table:number-columns-spanned="3" table:number-rows-spanned="1">
            <text:p>longth</text:p>
          </table:table-cell>
          <table:covered-table-cell table:number-columns-repeated="2" table:style-name="ce5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>
            <text:p>Pending</text:p>
          </table:table-cell>
          <table:table-cell table:style-name="ce8"/>
          <table:table-cell table:style-name="ce2" office:value-type="string">
            <text:p>N/A</text:p>
          </table:table-cell>
          <table:table-cell table:style-name="ce2" office:value-type="string">
            <text:p>Number of Test case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Test Case Title</text:p>
          </table:table-cell>
          <table:table-cell table:style-name="ce4" office:value-type="string">
            <text:p>Test Case Description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Expect Result</text:p>
          </table:table-cell>
          <table:table-cell table:style-name="ce4" office:value-type="string">
            <text:p>Result</text:p>
          </table:table-cell>
          <table:table-cell table:style-name="ce4" office:value-type="string">
            <text:p>Test date</text:p>
          </table:table-cell>
          <table:table-cell table:style-name="ce4" office:value-type="string">
            <text:p>Note</text:p>
          </table:table-cell>
          <table:table-cell table:number-columns-repeated="1016"/>
        </table:table-row>
        <table:table-row table:style-name="ro4">
          <table:table-cell office:value-type="string">
            <text:p>[Tờ trình – Trình ký] </text:p>
          </table:table-cell>
          <table:table-cell office:value-type="string">
            <text:p>Kiểm tra Giao diện màn hình Trình ký</text:p>
          </table:table-cell>
          <table:table-cell office:value-type="string">
            <text:p>1. truy cập pmtc</text:p>
            <text:p>2. chọn tờ trình</text:p>
            <text:p>3. tạo mới</text:p>
            <text:p>4. CO</text:p>
            <text:p>5. chọn trình ký</text:p>
          </table:table-cell>
          <table:table-cell/>
          <table:table-cell office:value-type="string">
            <text:p>1. hiển thị màn hình trình ý Vofice bao gồm</text:p>
            <text:p>+ Thông tin chung:</text:p>
            <text:p>- Số chứng từ trình ký</text:p>
            <text:p>- Mật khẩu</text:p>
            <text:p>- Hình thức văn bản</text:p>
            <text:p>- Ký hiệu văn bản</text:p>
            <text:p>- Ngày chứng từ</text:p>
            <text:p>- Tiêu đề trình ký</text:p>
            <text:p>- Độ ưu tiên</text:p>
            <text:p>- Lĩnh vực</text:p>
            <text:p>- Tổng tiền trình ký</text:p>
            <text:p>- Checkbox: Mẫu trình ký, trình ký song song, ban hành tự động, tự động chuyển văn bản</text:p>
            <text:p>- Trạng thái ký</text:p>
            <text:p>- Trạng thái tài liệu</text:p>
            <text:p>+ File trình ký: </text:p>
            <text:p>- Danh sách file trình ký: Vị trí ký, loại file, tên file, check box file ký chính</text:p>
            <text:p>+ Danh sách ký:</text:p>
            <text:p>- Danh sách người ký bảo gồm: Người ký, vai trò ký, vị trí ký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Kiểm tra Trình ký bằng button Trình ký trên màn hình</text:p>
          </table:table-cell>
          <table:table-cell office:value-type="string">
            <text:p>1. truy cập pmtc</text:p>
            <text:p>2. chọn tờ trình</text:p>
            <text:p>3. tạo mới</text:p>
            <text:p>4. CO</text:p>
            <text:p>5. chọn trình ký</text:p>
            <text:p>6. điền thông tin trình ký</text:p>
            <text:p>7. lưu</text:p>
            <text:p>8. CO</text:p>
          </table:table-cell>
          <table:table-cell/>
          <table:table-cell office:value-type="string">
            <text:p>1. Sau khi nhấn Lưu: Hiển thị thông tin trình ký ở màn hình danh sách Trình ký Voffice</text:p>
            <text:p>2. Sau khi CO: chuyển bản ghi trình ký sang hệ thống Voffice</text:p>
            <text:p/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Kiểm tra Trình ký bằng Phiếu in</text:p>
          </table:table-cell>
          <table:table-cell office:value-type="string">
            <text:p>1. truy cập pmtc</text:p>
            <text:p>2. chọn tờ trình</text:p>
            <text:p>3. tạo mới</text:p>
            <text:p>4. CO</text:p>
            <text:p>5. chọn Phiếu in</text:p>
            <text:p>6. chọn thông tin người ký</text:p>
            <text:p>7. chọn Button Trình ký</text:p>
            <text:p>8. điền thông tin đăng nhập</text:p>
            <text:p>9. chọn Đồng ý</text:p>
          </table:table-cell>
          <table:table-cell/>
          <table:table-cell office:value-type="string">
            <text:p>Hiển thị thông tin trình ký ở màn hình danh sách Trình ký Voffice và chuyển bản ghi trình ký sang hệ thống Voffice</text:p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7">
          <table:table-cell office:value-type="string">
            <text:p>[ĐNTT – Trình ký]</text:p>
          </table:table-cell>
          <table:table-cell office:value-type="string">
            <text:p>Kiểm tra Trình ký bằng Phiếu in ( trường hợp 1- Bản ghi chưa duyệt)</text:p>
          </table:table-cell>
          <table:table-cell office:value-type="string">
            <text:p>1. truy cập pmtc</text:p>
            <text:p>2. chọn tờ ĐNTT</text:p>
            <text:p>3. tạo mới</text:p>
            <text:p>4. CO</text:p>
            <text:p>5. chọn Phiếu in</text:p>
            <text:p>6. chọn thông tin người ký</text:p>
            <text:p>7. chọn Button Trình ký</text:p>
            <text:p>8. điền thông tin đăng nhập</text:p>
            <text:p>9. chọn Đồng ý</text:p>
          </table:table-cell>
          <table:table-cell/>
          <table:table-cell office:value-type="string">
            <text:p>1. Sau khi chọn Đồng ý: Hiển thị thông tin trình ký ở màn hình danh sách Trình ký Voffice</text:p>
            <text:p/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Kiểm tra Trình ký bằng Phiếu in ( trường hợp 2- Bản ghi đã duyệt)</text:p>
          </table:table-cell>
          <table:table-cell office:value-type="string">
            <text:p>1. truy cập pmtc</text:p>
            <text:p>2. chọn tờ ĐNTT</text:p>
            <text:p>3. tạo mới</text:p>
            <text:p>4. CO</text:p>
            <text:p>5. chọn Phiếu in</text:p>
            <text:p>6. chọn thông tin người ký</text:p>
            <text:p>7. chọn Button Trình ký</text:p>
            <text:p>8. điền thông tin đăng nhập</text:p>
            <text:p>9. chọn Đồng ý</text:p>
          </table:table-cell>
          <table:table-cell/>
          <table:table-cell office:value-type="string">
            <text:p>1. Sau khi bản ghi chuyển trạng thái duyệt sang đã duyệt: chuyển bản ghi trình ký sang hệ thống Voffice</text:p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7">
          <table:table-cell office:value-type="string">
            <text:p>[BTHTT – Trình ký]</text:p>
          </table:table-cell>
          <table:table-cell office:value-type="string">
            <text:p>Kiểm tra Trình ký bằng Phiếu in ( trường hợp 1- Bản ghi chưa duyệt)</text:p>
          </table:table-cell>
          <table:table-cell office:value-type="string">
            <text:p>1. truy cập pmtc</text:p>
            <text:p>2. chọn tờ BTHTT</text:p>
            <text:p>3. tạo mới</text:p>
            <text:p>4. CO</text:p>
            <text:p>5. chọn Phiếu in</text:p>
            <text:p>6. chọn thông tin người ký</text:p>
            <text:p>7. chọn Button Trình ký</text:p>
            <text:p>8. điền thông tin đăng nhập</text:p>
            <text:p>9. chọn Đồng ý</text:p>
          </table:table-cell>
          <table:table-cell/>
          <table:table-cell office:value-type="string">
            <text:p>1. Sau khi chọn Đồng ý: Hiển thị thông tin trình ký ở màn hình danh sách Trình ký Voffice</text:p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Kiểm tra Trình ký bằng Phiếu in ( trường hợp 2- Bản ghi đã duyệt)</text:p>
          </table:table-cell>
          <table:table-cell office:value-type="string">
            <text:p>1. truy cập pmtc</text:p>
            <text:p>2. chọn tờ BTHTT</text:p>
            <text:p>3. tạo mới</text:p>
            <text:p>4. CO</text:p>
            <text:p>5. chọn Phiếu in</text:p>
            <text:p>6. chọn thông tin người ký</text:p>
            <text:p>7. chọn Button Trình ký</text:p>
            <text:p>8. điền thông tin đăng nhập</text:p>
            <text:p>9. chọn Đồng ý</text:p>
          </table:table-cell>
          <table:table-cell/>
          <table:table-cell office:value-type="string">
            <text:p>1. Sau khi bản ghi chuyển trạng thái duyệt sang đã duyệt: chuyển bản ghi trình ký sang hệ thống Voffice</text:p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8">
          <table:table-cell office:value-type="string">
            <text:p>[Kế toán duyệt]</text:p>
          </table:table-cell>
          <table:table-cell office:value-type="string">
            <text:p>Kiểm tra kế toán duyệt ( trên Web hoặc bằng hình thức khác)</text:p>
          </table:table-cell>
          <table:table-cell office:value-type="string">
            <text:p>1. Chọn bản ghi có trạng thái duyệt là chưa duyệt</text:p>
            <text:p>2. Kế toán duyệt bản ghi</text:p>
          </table:table-cell>
          <table:table-cell/>
          <table:table-cell office:value-type="string">
            <text:p>1. Sau khi bản ghi được duyệt: Chuyển bản ghi trình ký sang hệ thống Voffice</text:p>
          </table:table-cell>
          <table:table-cell table:number-columns-repeated="2"/>
          <table:table-cell office:value-type="string">
            <text:p>Thông tin ở màn hình danh sách Trình ký VO phải giống với thông tin được tạo ở màn hình của Tờ trình</text:p>
          </table:table-cell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6">
      <number:text>$</number:text>
      <number:number number:decimal-places="2" number:min-integer-digits="1" number:grouping="true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-$</number:text>
      <number:number number: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07/15/2020</text:date>, <text:time>16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hai  long</meta:initial-creator>
    <meta:creation-date>2020-07-15T15:28:36</meta:creation-date>
    <dc:date>2020-07-15T16:04:30</dc:date>
    <dc:creator>tran hai  long</dc:creator>
    <meta:editing-duration>PT20M44S</meta:editing-duration>
    <meta:editing-cycles>3</meta:editing-cycles>
    <meta:generator>OpenOffice/4.1.7$Unix OpenOffice.org_project/417m1$Build-9800</meta:generator>
    <meta:document-statistic meta:table-count="3" meta:cell-count="64" meta:object-count="0"/>
  </office:meta>
</office:document-meta>
</file>